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text:s text:c="44"/>REPORT WRITING</text:p>
      <text:p text:style-name="Standard"/>
      <text:p text:style-name="Standard">Recommendation report</text:p>
      <text:p text:style-name="Standard"/>
      <text:p text:style-name="Standard">Our recent galaxy M40 model has many good features like 5000mAh battery power,24+12mp triple rear and <text:s/>single front camera<text:s/>,android pie<text:s/>version,<text:s/>super amoled screen with infinity display<text:s/>.But to remain in competition with other mobile companies,<text:s/>increase our shares and for the benefit of our users we need to some more features to our upcoming model.<text:s/>As current users are facing problem of delay<text:s/>in fingerprint sensor,<text:s/>the image in wide angle mode pixelites when it is enlarged.<text:s/>We must also add water resistance property to our mobiles.</text:p>
      <text:p text:style-name="Standard"/>
      <text:p text:style-name="Standard">To increase the speed of fingerprint sensor we could take help from one plus company.<text:s text:c="2"/>We should implement in display fingerprint sensor as wherever the user clicks on the screen the phone will get unlocked.<text:s/>User would be able to unlock their phone easily as they don't have to press behind the mobile. It would also improve the rear design of the body. We should also include quad rotating camera out of which each one would have its own feature like aperture and focus and smart AI detection.<text:s/>Also the whole screen will be occupied in absence of notch display(present in M40).And the quality of image will also increase.<text:s/>To increase durability of screen we must include corning gorilla glass 5D.<text:s/>After inclusion of IR blaster the users don't have to worry if they lost their remotes of their TV,AC,<text:s/>etc.<text:s/>Also we could give competition <text:s/>to mi mobiles.<text:s/>We should also include hand gestures to swipe through the contents of the screen.<text:s/>Water resistance feature would prove useful to user for underwater photos,<text:s/>video recording and in rainy season.<text:s/>After adding these features cost of mobile may increase so we must implement exchange policy</text:p>
      <text:p text:style-name="Standard"/>
      <text:p text:style-name="Standard">Thus our<text:s/>new model will be on a whole new level compared to other smartphones and it would help to attract customers. <text:s text:c="2"/></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itesh minekar</dc:creator>
    <meta:creation-date>2019-08-26T13:45:00Z</meta:creation-date>
    <dc:date>2019-10-14T06:22:00Z</dc:date>
    <meta:template xlink:href="Normal" xlink:type="simple"/>
    <meta:editing-cycles>2</meta:editing-cycles>
    <meta:editing-duration>PT660S</meta:editing-duration>
    <meta:document-statistic meta:page-count="1" meta:paragraph-count="3" meta:word-count="281" meta:character-count="1883" meta:row-count="13" meta:non-whitespace-character-count="1605"/>
  </office:meta>
</office:document-meta>
</file>